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91in"/>
    </style:style>
    <style:style style:name="co3" style:family="table-column">
      <style:table-column-properties fo:break-before="auto" style:column-width="3.178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6201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4.8193in" fo:break-before="auto" style:use-optimal-row-height="true"/>
    </style:style>
    <style:style style:name="ro3" style:family="table-row">
      <style:table-row-properties style:row-height="0.9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text-position="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Arial" fo:font-size="8pt" style:font-size-asian="8pt" style:font-size-complex="8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position=""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00ff00"/>
      <style:text-properties style:text-position=""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2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font-name="Arial" fo:font-size="8pt" style:font-size-asian="8pt" style:font-size-complex="8pt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25"/>
        <table:table-row table:style-name="ro1">
          <table:table-cell table:style-name="ce24" office:value-type="string" calcext:value-type="string">
            <text:p>TESTS RUN AT $2015-02-12T11:36:51.814+00:00$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Lisra/Test.rsc|: 2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format/Grammar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definition/Characte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definition/Literals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Lookahead.rsc|: 5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ParserGenerator.rsc|: 9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PicoGrammar.rsc|: 9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CGrammar.rsc|: 9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RascalGrammar.rsc|: 9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12 tests executed; 8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ParsingRegressionTests.rsc|: 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229 tests executed; 3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1.rsc|: 55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2.rsc|: 27 tests executed; 5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Tests.rsc|: 3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DescendantTests.rsc|: 1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tatementTests.rsc|: 96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atching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ang/csv/CSVIOTests.rsc|: 10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3080,149,&lt;71,0&gt;,&lt;71,149&gt;): FALSE java.lang.ArrayIndexOutOfBoundsException: 0; function: <text:s/>☞ implodeExprLit2({}); instruction: LOADLOC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949,129,&lt;69,0&gt;,&lt;69,129&gt;): FALSE java.lang.ArrayIndexOutOfBoundsException: 0; function: <text:s/>☞ implodeExprLit1({}); instruction: LOADLOC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806,141,&lt;67,0&gt;,&lt;67,141&gt;): FALSE java.lang.ArrayIndexOutOfBoundsException: 0; function: <text:s/>☞ implodeExpLit2({}); instruction: LOADLOC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679,125,&lt;65,0&gt;,&lt;65,125&gt;): FALSE java.lang.ArrayIndexOutOfBoundsException: 0; function: <text:s/>☞ implodeExpLit1({}); instruction: LOADLOC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(19511,116,&lt;380,0&gt;,&lt;380,116&gt;): FALSE java.lang.NullPointerException; function: <text:s/>☞ mapComprehension6(); instruction: CALL Library/NEXT,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(15602,101,&lt;317,0&gt;,&lt;317,101&gt;): FALSE java.lang.NullPointerException; function: <text:s/>☞ listComprehension63(); instruction: CALL Library/NEXT,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(8867,100,&lt;190,0&gt;,&lt;190,100&gt;): FALSE java.lang.NullPointerException; function: <text:s/>☞ setComprehension69(); instruction: CALL Library/NEXT,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1.rsc|(5484,75,&lt;98,0&gt;,&lt;98,75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2.rsc|(3170,58,&lt;61,0&gt;,&lt;61,5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2.rsc|(3111,58,&lt;60,0&gt;,&lt;60,5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2.rsc|(3053,57,&lt;59,0&gt;,&lt;59,57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2.rsc|(2998,54,&lt;58,0&gt;,&lt;58,54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2.rsc|(2946,50,&lt;56,0&gt;,&lt;56,50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tatementTests.rsc|(8855,112,&lt;242,0&gt;,&lt;243,43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emoization.rsc|(450,183,&lt;26,0&gt;,&lt;35,1&gt;): FALSE test fails for arguments: {"A"((-334640167r525205310:("OZ"():""(LqYuawK=$4990-11-19T05:00:43.667+00:00$,Wki1s22=-506504937))))}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ang/csv/CSVIOTests.rsc|(1686,96,&lt;59,0&gt;,&lt;59,96&gt;): FALSE "inferred types"test fails for arguments: {&lt;"","",-444083962,false,0.23199761672117947&gt;,&lt;"H()","",-94568738,false,0.5832306388189817&gt;,&lt;"57byT","𒃨𒂼",-65845144,true,0.030901419108050665&gt;} 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SUMMARY: 4512 tests executed; 34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java.lang.ArrayIndexOutOfBoundsException: 0; function: <text:s/>☞ implodeExprLit2({}); instruction: LOADLOC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java.lang.ArrayIndexOutOfBoundsException: 0; function: <text:s/>☞ implodeExprLit1({}); instruction: LOADLOC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java.lang.ArrayIndexOutOfBoundsException: 0; function: <text:s/>☞ implodeExpLit2({}); instruction: LOADLOC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java.lang.ArrayIndexOutOfBoundsException: 0; function: <text:s/>☞ implodeExpLit1({}); instruction: LOADLOC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java.lang.NullPointerException; function: <text:s/>☞ mapComprehension6(); instruction: CALL Library/NEXT,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java.lang.NullPointerException; function: <text:s/>☞ listComprehension63(); instruction: CALL Library/NEXT,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java.lang.NullPointerException; function: <text:s/>☞ setComprehension69(); instruction: CALL Library/NEXT,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copeTests.rsc|: Cannot execute due to compilation errors</text:p>
          </table:table-cell>
          <table:table-cell table:number-columns-repeated="1023"/>
        </table:table-row>
        <table:table-row table:style-name="ro1" table:number-rows-repeated="4">
          <table:table-cell table:style-name="ce24"/>
          <table:table-cell table:number-columns-repeated="1023"/>
        </table:table-row>
        <table:table-row table:style-name="ro1" table:number-rows-repeated="10483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5"/>
        <table:table-row table:style-name="ro1">
          <table:table-cell table:style-name="ce3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3"/>
          <table:table-cell table:number-columns-repeated="1023"/>
        </table:table-row>
        <table:table-row table:style-name="ro1" table:number-rows-repeated="18">
          <table:table-cell table:style-name="ce4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bedded Tests" table:style-name="ta1">
        <table:table-column table:style-name="co1" table:number-columns-repeated="1024" table:default-cell-style-name="ce7"/>
        <table:table-row table:style-name="ro1">
          <table:table-cell table:style-name="ce6" office:value-type="string" calcext:value-type="string">
            <text:p>TESTS RUN AT $2014-12-02T12:19:37.039+00:00$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Bubble.rsc|: 9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: 24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: 15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Lookahead.rsc|: 48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: 2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KnownIssues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arsingRegressionTests.rsc|: 26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: 6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: 11 tests executed; 1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yaml/Model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Bubble.rsc|(2093,56,&lt;76,0&gt;,&lt;76,56&gt;): FALSE test fails for arguments: [399035830,1239358212,-1980750201]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Automatic/Eval.rsc|(353,43,&lt;12,0&gt;,&lt;12,43&gt;): FALSE IllegalArgument(amb({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,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</text:p>
            <text:p>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</text:p>
            <text:p>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</text:p>
            <text:p>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</text:p>
            <text:p>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4,28,&lt;5,10&gt;,&lt;6,19&gt;)],appl(pro</text:p>
            <text:p>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</text:p>
            <text:p>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Lookahead.rsc|(14205,367,&lt;424,0&gt;,&lt;430,5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(2299,435,&lt;59,0&gt;,&lt;68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(1592,705,&lt;44,0&gt;,&lt;57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KnownIssues.rsc|(630,67,&lt;21,0&gt;,&lt;21,67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(427,75,&lt;10,0&gt;,&lt;10,75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(167,87,&lt;7,0&gt;,&lt;7,87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857,144,&lt;76,0&gt;,&lt;81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708,147,&lt;69,0&gt;,&lt;74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560,146,&lt;62,0&gt;,&lt;67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413,145,&lt;55,0&gt;,&lt;60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266,145,&lt;48,0&gt;,&lt;53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120,144,&lt;41,0&gt;,&lt;46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974,144,&lt;34,0&gt;,&lt;39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767,63,&lt;25,0&gt;,&lt;25,6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703,62,&lt;23,0&gt;,&lt;23,62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638,63,&lt;21,0&gt;,&lt;21,63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yaml/Model.rsc|(2040,93,&lt;73,0&gt;,&lt;76,1&gt;): FALSE IllegalArgument()test fails for arguments: scalar([$4549-04-10T10:36:04.674+00:00$]) 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SUMMARY: 285 tests executed; 38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 table:number-rows-repeated="9">
          <table:table-cell table:style-name="ce1"/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7"/>
        <table:table-column table:style-name="co1" table:number-columns-repeated="1023" table:default-cell-style-name="ce7"/>
        <table:table-row table:style-name="ro1">
          <table:table-cell table:style-name="ce8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number-columns-repeated="1019" table:default-cell-style-name="ce15"/>
        <table:table-row table:style-name="ro1">
          <table:table-cell table:style-name="ce9" office:value-type="string" calcext:value-type="string">
            <text:p>Status of source code of all tests</text:p>
          </table:table-cell>
          <table:table-cell table:style-name="ce16" office:value-type="string" calcext:value-type="string">
            <text:p>TC= type checker</text:p>
          </table:table-cell>
          <table:table-cell table:style-name="ce16" office:value-type="string" calcext:value-type="string">
            <text:p>CMP=compiler</text:p>
          </table:table-cell>
          <table:table-cell table:style-name="ce16" office:value-type="string" calcext:value-type="string">
            <text:p><text:span text:style-name="T1">TCTests</text:span></text:p>
          </table:table-cell>
          <table:table-cell table:style-name="ce18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0" office:value-type="string" calcext:value-type="string">
            <text:p>Used during clean-up of tests, this has been completed</text:p>
          </table:table-cell>
          <table:table-cell table:style-name="ce17" table:number-columns-repeated="3"/>
          <table:table-cell table:style-name="ce22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1" office:value-type="string" calcext:value-type="string">
            <text:p>Goal: no commented out tests; good formatting</text:p>
          </table:table-cell>
          <table:table-cell table:style-name="ce18" table:number-columns-repeated="1023"/>
        </table:table-row>
        <table:table-row table:style-name="ro1">
          <table:table-cell table:style-name="ce12"/>
          <table:table-cell table:style-name="ce18" table:number-columns-repeated="1023"/>
        </table:table-row>
        <table:table-row table:style-name="ro1">
          <table:table-cell table:style-name="ce11" office:value-type="string" calcext:value-type="string">
            <text:p>Green only means: clean-up done</text:p>
          </table:table-cell>
          <table:table-cell table:style-name="ce16" table:number-columns-repeated="1023"/>
        </table:table-row>
        <table:table-row table:style-name="ro1">
          <table:table-cell table:style-name="ce11" office:value-type="string" calcext:value-type="string">
            <text:p>but may contain TODOs and tests may fail</text:p>
          </table:table-cell>
          <table:table-cell table:style-name="ce16" table:number-columns-repeated="1023"/>
        </table:table-row>
        <table:table-row table:style-name="ro1">
          <table:table-cell table:style-name="ce9"/>
          <table:table-cell table:style-name="ce18" table:number-columns-repeated="1023"/>
        </table:table-row>
        <table:table-row table:style-name="ro1">
          <table:table-cell table:style-name="ce12" office:value-type="string" calcext:value-type="string">
            <text:p>Runtime test</text:p>
          </table:table-cell>
          <table:table-cell table:style-name="ce18" office:value-type="string" calcext:value-type="string">
            <text:p>Clean up done?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Static test exists?</text:p>
          </table:table-cell>
          <table:table-cell table:style-name="ce18" office:value-type="string" calcext:value-type="string">
            <text:p>Clean up done?</text:p>
          </table:table-cell>
          <table:table-cell table:style-name="ce18" table:number-columns-repeated="1019"/>
        </table:table-row>
        <table:table-row table:style-name="ro1">
          <table:table-cell table:style-name="ce8"/>
          <table:table-cell table:style-name="ce19" office:value-type="string" calcext:value-type="string">
            <text:p>(!= all tests pass)</text:p>
          </table:table-cell>
          <table:table-cell table:style-name="ce19" table:number-columns-repeated="2"/>
          <table:table-cell table:style-name="ce19" office:value-type="string" calcext:value-type="string">
            <text:p>(!= all tests pass)</text:p>
          </table:table-cell>
          <table:table-cell table:style-name="ce19" table:number-columns-repeated="1019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>
            <text:p>functionality/Accumulating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lias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nnotation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ssign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all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mprehens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ncretePatternTests1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oncretePatternTests2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Data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ataTypeTests.rsc</text:p>
          </table:table-cell>
          <table:table-cell table:style-name="ce20"/>
          <table:table-cell office:value-type="string" calcext:value-type="string">
            <text:p><text:s/>INTERSECT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FunctionCompositionTests.rsc</text:p>
          </table:table-cell>
          <table:table-cell table:style-name="ce20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3" office:value-type="string" calcext:value-type="string">
            <text:p>functionality/Patter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PatternTestsList3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atternTestsDescendant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rojec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Range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duc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gExp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cope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tate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ubscrip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Visi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Boolea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Equality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nteger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O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p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tching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Nod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e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olvedIssu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Tupl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Boolea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Grap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Integ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ListTests.rsc</text:p>
          </table:table-cell>
          <table:table-cell table:style-name="ce20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library/Map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Mat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Numb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Relatio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et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tringTests.rsc</text:p>
          </table:table-cell>
          <table:table-cell table:style-name="ce20"/>
          <table:table-cell table:number-columns-repeated="1022"/>
        </table:table-row>
        <table:table-row table:style-name="ro1" table:number-rows-repeated="3">
          <table:table-cell table:style-name="ce13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 style:data-style-name="N2" text:time-value="13:06:24.52717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2-12T13:06:40.578504000</dc:date>
    <meta:editing-duration>P33DT3H10M</meta:editing-duration>
    <meta:editing-cycles>123</meta:editing-cycles>
    <meta:generator>LibreOffice/4.3.3.2$MacOSX_X86_64 LibreOffice_project/9bb7eadab57b6755b1265afa86e04bf45fbfc644</meta:generator>
    <meta:document-statistic meta:table-count="5" meta:cell-count="471" meta:object-count="0"/>
  </office:meta>
</office:document-meta>
</file>